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3" style:family="paragraph" style:parent-style-name="Standard">
      <style:paragraph-properties fo:line-height="150%"/>
      <style:text-properties fo:font-size="14pt" officeooo:paragraph-rsid="000c90cf" style:font-size-asian="14pt" style:font-size-complex="14pt"/>
    </style:style>
    <style:style style:name="P4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line-height="150%"/>
      <style:text-properties fo:font-size="12pt" style:font-size-asian="10.5pt" style:font-size-complex="12pt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ecause the Night</text:p>
      <text:p text:style-name="P1"/>
      <text:p text:style-name="Standard"/>
      <text:section text:style-name="Sect1" text:name="Seção1">
        <text:section text:style-name="Sect2" text:name="Seção2">
          <text:p text:style-name="P2">Take me now, baby, here as I am<text:line-break/>Pull me close, try and understand<text:line-break/>Desire is hunger, is the fire I breathe<text:line-break/>Love is a banquet on which we feed</text:p>
          <text:p text:style-name="P2">Come on now, try and understand<text:line-break/>The way I feel when I'm in your hands<text:line-break/>Take my hand, come undercover<text:line-break/>They can't hurt you now<text:line-break/>Can't hurt you now, can't hurt you now</text:p>
          <text:p text:style-name="P2">Because the night belongs to lovers<text:line-break/>Because the night belongs to love<text:line-break/>Because the night belongs to lovers<text:line-break/>Because the night belongs to us</text:p>
          <text:p text:style-name="P2">Have I doubt when I'm alone<text:line-break/>Love is a ring, the telephone<text:line-break/>Love is an angel disguised as lust<text:line-break/>Here in our bed until the morning comes</text:p>
          <text:p text:style-name="P3">Come on now, try and understand<text:line-break/>The way I feel under your command<text:line-break/>Take my hand as the sun descends<text:line-break/>They can't touch you now<text:line-break/>Can't touch you now, can't touch you now</text:p>
          <text:p text:style-name="P2">Because the night belongs to lovers<text:line-break/>Because the night belongs to love<text:line-break/>Because the night belongs to lovers<text:line-break/>Because the night belongs to us</text:p>
          <text:p text:style-name="P2">With love we sleep<text:line-break/>With doubt the vicious circle<text:line-break/>Turns and burns<text:line-break/>Without you, oh, I cannot live<text:line-break/>Forgive, the yearning burning<text:line-break/>I believe it's time, too real to feel</text:p>
          <text:p text:style-name="P2">So touch me now, touch me now, touch me now</text:p>
          <text:p text:style-name="P2">Because the night belongs to lovers<text:line-break/>Because the night belongs to love<text:line-break/>Because the night belongs to lovers<text:line-break/>Because the night belongs to us</text:p>
          <text:p text:style-name="P2">Because tonight there are two lovers<text:line-break/>If we believe, in the night we trust<text:line-break/>Because the night belongs to lovers<text:line-break/>Because the night belongs to love</text:p>
          <text:p text:style-name="P2">Because the night belongs to lovers<text:line-break/>Because the night belongs to love<text:line-break/>'Cause we believe tonight we're lovers<text:line-break/>'Cause we believe, in the night we trust<text:line-break/>Because the night belongs to lovers</text:p>
          <text:p text:style-name="P2"/>
        </text:section>
        <text:p text:style-name="P5"/>
        <text:p text:style-name="P2"/>
        <text:p text:style-name="P2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15:21:52.596338170</meta:creation-date>
    <dc:date>2025-04-19T15:26:47.211587519</dc:date>
    <meta:editing-duration>PT4M56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12" meta:word-count="296" meta:character-count="1560" meta:non-whitespace-character-count="1276"/>
  </office:meta>
</office:document-meta>
</file>